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71105776" text:id="ct171105776">
          <text:insertion>
            <office:change-info>
              <dc:creator>Gauthier Bastien</dc:creator>
              <dc:date>2013-01-04T15:20:00</dc:date>
            </office:change-info>
          </text:insertion>
        </text:changed-region>
        <text:changed-region xml:id="ct171105888" text:id="ct171105888">
          <text:insertion>
            <office:change-info>
              <dc:creator>Gauthier Bastien</dc:creator>
              <dc:date>2013-01-04T15:20:00</dc:date>
            </office:change-info>
          </text:insertion>
        </text:changed-region>
        <text:changed-region xml:id="ct171105456" text:id="ct171105456">
          <text:insertion>
            <office:change-info>
              <dc:creator>Gauthier Bastien</dc:creator>
              <dc:date>2013-01-04T15:21:00</dc:date>
            </office:change-info>
          </text:insertion>
        </text:changed-region>
        <text:changed-region xml:id="ct171262144" text:id="ct171262144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71258672" text:id="ct17125867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71246968" text:id="ct171246968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71279488" text:id="ct171279488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I. COMMISSION DE L'ADMINISTRATION GENERALE</text:p>
      <text:p text:style-name="P3">(<text:change-start text:change-id="ct171105776"/>self.utranslate("weekday_%s" % self.getPreMeetingDate_2().aDay().lower(), domain="plonelocales")<text:change-end text:change-id="ct171105776"/> <text:change-start text:change-id="ct171105888"/>tool.formatDate(self.getPreMeetingDate_2(), withHour=True)<text:change-end text:change-id="ct171105888"/>, <text:change-start text:change-id="ct171105456"/>self.getPreMeetingPlace_2()<text:change-end text:change-id="ct171105456"/>)</text:p>
      <text:p text:style-name="P4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</text:span><text:span text:style-name="T3">tool.toHTMLStrikedContent</text:span><text:span text:style-name="T2">(self.getPreMeetingAssembly_4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2">do row for item in self.adapted().getPrintableItems(itemUids, categories=</text:span><text:span text:style-name="T3">['commission-ag', 'commission-finances', 'commission-enseignement', 'commission-culture', 'commission-sport', 'commission-sante',]</text:span><text:span text:style-name="T2">, renumber=True)</text:span></text:p></office:annotation></text:span><text:change-start text:change-id="ct171262144"/><text:span text:style-name="T1">item[0]</text:span><text:change-end text:change-id="ct171262144"/><text:span text:style-name="T1">. </text:span><text:change-start text:change-id="ct171258672"/><text:span text:style-name="T1">item[1].Title()</text:span><text:change-end text:change-id="ct17125867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2">do text</text:span></text:p><text:p text:style-name="P7"><text:span text:style-name="T2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2">do text if </text:span><text:span text:style-name="T3">self.adapted().getPrintableItems(itemUids, categories=['commission-ag-1er-supplement', 'commission-finances-1er-supplement', 'commission-enseignement-1er-supplement','commission-culture-1er-supplement','commission-sport-1er-supplement','commission-sant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2">do row for item in self.adapted().getPrintableItems(itemUids, categories=</text:span><text:span text:style-name="T3">['commission-ag-1er-supplement', 'commission-finances-1er-supplement', 'commission-enseignement-1er-supplement','commission-culture-1er-supplement','commission-sport-1er-supplement','commission-sante-1er-supplement',]</text:span><text:span text:style-name="T2">, renumber=True, firstNumber=len(</text:span><text:span text:style-name="T3">self.adapted().getPrintableItems(itemUids, categories=['commission-ag-1er-supplement', 'commission-finances-1er-supplement', 'commission-enseignement-1er-supplement','commission-culture-1er-supplement','commission-sport-1er-supplement','commission-sante-1er-supplement',], renumber=True)</text:span><text:span text:style-name="T2">)+1)</text:span></text:p></office:annotation></text:span><text:change-start text:change-id="ct171246968"/><text:span text:style-name="T1">item[0]</text:span><text:change-end text:change-id="ct171246968"/><text:span text:style-name="T1">. </text:span><text:change-start text:change-id="ct171279488"/><text:span text:style-name="T1">item[1].Title()</text:span><text:change-end text:change-id="ct17127948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2">do text</text:span></text:p><text:p text:style-name="P7"><text:span text:style-name="T2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1:39</dc:date>
    <dc:creator>Gauthier Bastien</dc:creator>
    <meta:editing-duration>PT3H14M56S</meta:editing-duration>
    <meta:editing-cycles>56</meta:editing-cycles>
    <meta:generator>LibreOffice/3.5$Linux_x86 LibreOffice_project/350m1$Build-2</meta:generator>
    <meta:document-statistic meta:table-count="2" meta:image-count="0" meta:object-count="0" meta:page-count="1" meta:paragraph-count="10" meta:word-count="33" meta:character-count="381" meta:non-whitespace-character-count="361"/>
  </office:meta>
</office:document-meta>
</file>